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peed Ups Uebung4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Mandelbrot Uebung4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table:number-columns-spanned="2" table:number-rows-spanned="1">
            <text:p>S(n,p) = T(n,1) / T(n,p)</text:p>
          </table:table-cell>
          <table:covered-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4" office:value-type="string">
            <text:p>T(n,p)</text:p>
          </table:table-cell>
          <table:table-cell table:style-name="ce2" office:value-type="string">
            <text:p>S(n,p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.84">
            <text:p>5.8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table:formula="of:=[.C7]/[.C8]" office:value-type="float" office:value="0.932907348242811">
            <text:p>0.9329073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.26">
            <text:p>6.26</text:p>
          </table:table-cell>
          <table:table-cell table:formula="of:=[.C7]/[.C9]" office:value-type="float" office:value="0.932907348242811">
            <text:p>0.9329073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15">
            <text:p>3.15</text:p>
          </table:table-cell>
          <table:table-cell table:formula="of:=[.C7]/[.C10]" office:value-type="float" office:value="1.85396825396825">
            <text:p>1.853968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formula="of:=[.C7]/[.C11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22">
            <text:p>6.22</text:p>
          </table:table-cell>
          <table:table-cell table:formula="of:=[.C7]/[.C12]" office:value-type="float" office:value="0.938906752411576">
            <text:p>0.9389067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.48">
            <text:p>6.48</text:p>
          </table:table-cell>
          <table:table-cell table:formula="of:=[.C7]/[.C13]" office:value-type="float" office:value="0.901234567901235">
            <text:p>0.9012345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">
            <text:p>6.6</text:p>
          </table:table-cell>
          <table:table-cell table:formula="of:=[.C7]/[.C14]" office:value-type="float" office:value="0.884848484848485">
            <text:p>0.8848484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.9">
            <text:p>2.9</text:p>
          </table:table-cell>
          <table:table-cell table:formula="of:=[.C7]/[.C15]" office:value-type="float" office:value="2.01379310344828">
            <text:p>2.0137931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.82">
            <text:p>2.82</text:p>
          </table:table-cell>
          <table:table-cell table:formula="of:=[.C7]/[.C16]" office:value-type="float" office:value="2.0709219858156">
            <text:p>2.07092198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2" table:number-rows-spanned="1">
            <text:p>Nbody Uebung4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table:number-columns-spanned="2" table:number-rows-spanned="1">
            <text:p>S(n,p) = T(n,1) / T(n,p)</text:p>
          </table:table-cell>
          <table:covered-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4" office:value-type="string">
            <text:p>T(n,p)</text:p>
          </table:table-cell>
          <table:table-cell table:style-name="ce2" office:value-type="string">
            <text:p>S(n,p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.94">
            <text:p>31.9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1.68">
            <text:p>31.68</text:p>
          </table:table-cell>
          <table:table-cell table:formula="of:=[.C25]/[.C26]" office:value-type="float" office:value="1.00820707070707">
            <text:p>1.0082070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2.63">
            <text:p>32.63</text:p>
          </table:table-cell>
          <table:table-cell table:formula="of:=[.C25]/[.C27]" office:value-type="float" office:value="0.978853815507202">
            <text:p>0.9788538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68">
            <text:p>31.68</text:p>
          </table:table-cell>
          <table:table-cell table:formula="of:=[.C25]/[.C28]" office:value-type="float" office:value="1.00820707070707">
            <text:p>1.0082070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2.77">
            <text:p>32.77</text:p>
          </table:table-cell>
          <table:table-cell table:formula="of:=[.C25]/[.C29]" office:value-type="float" office:value="0.97467195605737">
            <text:p>0.9746719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1.75">
            <text:p>31.75</text:p>
          </table:table-cell>
          <table:table-cell table:formula="of:=[.C25]/[.C30]" office:value-type="float" office:value="1.0059842519685">
            <text:p>1.005984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1.36">
            <text:p>31.36</text:p>
          </table:table-cell>
          <table:table-cell table:formula="of:=[.C25]/[.C31]" office:value-type="float" office:value="1.01849489795918">
            <text:p>1.018494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1.61">
            <text:p>31.61</text:p>
          </table:table-cell>
          <table:table-cell table:formula="of:=[.C25]/[.C32]" office:value-type="float" office:value="1.01043973426131">
            <text:p>1.0104397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31.16">
            <text:p>31.16</text:p>
          </table:table-cell>
          <table:table-cell table:formula="of:=[.C25]/[.C33]" office:value-type="float" office:value="1.02503209242619">
            <text:p>1.0250320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31.17">
            <text:p>31.17</text:p>
          </table:table-cell>
          <table:table-cell table:formula="of:=[.C25]/[.C34]" office:value-type="float" office:value="1.02470324029516">
            <text:p>1.024703240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2" table:number-rows-spanned="1">
            <text:p>Nbody Uebung4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table:number-columns-spanned="2" table:number-rows-spanned="1">
            <text:p>S(n,p) = T(n,1) / T(n,p)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" office:value-type="string" table:number-columns-spanned="2" table:number-rows-spanned="1">
            <text:p>Laplace</text:p>
          </table:table-cell>
          <table:covered-table-cell table:style-name="Default"/>
          <table:table-cell table:style-name="ce1" office:value-type="string" table:number-columns-spanned="2" table:number-rows-spanned="1">
            <text:p>Sobel</text:p>
          </table:table-cell>
          <table:covered-table-cell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4" office:value-type="string">
            <text:p>T(n,p)</text:p>
          </table:table-cell>
          <table:table-cell table:style-name="ce6" office:value-type="string">
            <text:p>S(n,p)</text:p>
          </table:table-cell>
          <table:table-cell table:style-name="ce4" office:value-type="string">
            <text:p>T(n,p)</text:p>
          </table:table-cell>
          <table:table-cell table:style-name="ce2" office:value-type="string">
            <text:p>S(n,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0.04">
            <text:p>0.04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table:style-name="ce7" table:formula="of:=[.C43]/[.C44]" office:value-type="float" office:value="1.03076923076923">
            <text:p>1.0307692308</text:p>
          </table:table-cell>
          <table:table-cell table:style-name="ce5" office:value-type="float" office:value="0.055">
            <text:p>0.055</text:p>
          </table:table-cell>
          <table:table-cell table:style-name="ce3" table:formula="of:=[.E43]/[.E44]" office:value-type="float" office:value="0.727272727272727">
            <text:p>0.727272727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 table:style-name="ce7" table:formula="of:=[.C43]/[.C45]" office:value-type="float" office:value="1.34">
            <text:p>1.34</text:p>
          </table:table-cell>
          <table:table-cell table:style-name="ce5" office:value-type="float" office:value="0.075">
            <text:p>0.075</text:p>
          </table:table-cell>
          <table:table-cell table:style-name="ce3" table:formula="of:=[.E43]/[.E45]" office:value-type="float" office:value="0.533333333333333">
            <text:p>0.533333333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54">
            <text:p>0.054</text:p>
          </table:table-cell>
          <table:table-cell table:style-name="ce7" table:formula="of:=[.C43]/[.C46]" office:value-type="float" office:value="1.24074074074074">
            <text:p>1.2407407407</text:p>
          </table:table-cell>
          <table:table-cell table:style-name="ce5" office:value-type="float" office:value="0.066">
            <text:p>0.066</text:p>
          </table:table-cell>
          <table:table-cell table:style-name="ce3" table:formula="of:=[.E43]/[.E46]" office:value-type="float" office:value="0.606060606060606">
            <text:p>0.606060606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62">
            <text:p>0.062</text:p>
          </table:table-cell>
          <table:table-cell table:style-name="ce7" table:formula="of:=[.C43]/[.C47]" office:value-type="float" office:value="1.08064516129032">
            <text:p>1.0806451613</text:p>
          </table:table-cell>
          <table:table-cell table:style-name="ce5" office:value-type="float" office:value="0.055">
            <text:p>0.055</text:p>
          </table:table-cell>
          <table:table-cell table:style-name="ce3" table:formula="of:=[.E43]/[.E47]" office:value-type="float" office:value="0.727272727272727">
            <text:p>0.727272727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63">
            <text:p>0.063</text:p>
          </table:table-cell>
          <table:table-cell table:style-name="ce7" table:formula="of:=[.C43]/[.C48]" office:value-type="float" office:value="1.06349206349206">
            <text:p>1.0634920635</text:p>
          </table:table-cell>
          <table:table-cell table:style-name="ce5" office:value-type="float" office:value="0.093">
            <text:p>0.093</text:p>
          </table:table-cell>
          <table:table-cell table:style-name="ce3" table:formula="of:=[.E43]/[.E48]" office:value-type="float" office:value="0.43010752688172">
            <text:p>0.430107526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058">
            <text:p>0.058</text:p>
          </table:table-cell>
          <table:table-cell table:style-name="ce7" table:formula="of:=[.C43]/[.C49]" office:value-type="float" office:value="1.1551724137931">
            <text:p>1.1551724138</text:p>
          </table:table-cell>
          <table:table-cell table:style-name="ce5" office:value-type="float" office:value="0.053">
            <text:p>0.053</text:p>
          </table:table-cell>
          <table:table-cell table:style-name="ce3" table:formula="of:=[.E43]/[.E49]" office:value-type="float" office:value="0.754716981132076">
            <text:p>0.75471698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54">
            <text:p>0.054</text:p>
          </table:table-cell>
          <table:table-cell table:style-name="ce7" table:formula="of:=[.C43]/[.C50]" office:value-type="float" office:value="1.24074074074074">
            <text:p>1.2407407407</text:p>
          </table:table-cell>
          <table:table-cell table:style-name="ce5" office:value-type="float" office:value="0.063">
            <text:p>0.063</text:p>
          </table:table-cell>
          <table:table-cell table:style-name="ce3" table:formula="of:=[.E43]/[.E50]" office:value-type="float" office:value="0.634920634920635">
            <text:p>0.634920634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058">
            <text:p>0.058</text:p>
          </table:table-cell>
          <table:table-cell table:style-name="ce7" table:formula="of:=[.C43]/[.C51]" office:value-type="float" office:value="1.1551724137931">
            <text:p>1.1551724138</text:p>
          </table:table-cell>
          <table:table-cell table:style-name="ce5" office:value-type="float" office:value="0.082">
            <text:p>0.082</text:p>
          </table:table-cell>
          <table:table-cell table:style-name="ce3" table:formula="of:=[.E43]/[.E51]" office:value-type="float" office:value="0.487804878048781">
            <text:p>0.48780487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6">
            <text:p>0.06</text:p>
          </table:table-cell>
          <table:table-cell table:style-name="ce7" table:formula="of:=[.C43]/[.C52]" office:value-type="float" office:value="1.11666666666667">
            <text:p>1.1166666667</text:p>
          </table:table-cell>
          <table:table-cell table:style-name="ce5" office:value-type="float" office:value="0.106">
            <text:p>0.106</text:p>
          </table:table-cell>
          <table:table-cell table:style-name="ce3" table:formula="of:=[.E43]/[.E52]" office:value-type="float" office:value="0.377358490566038">
            <text:p>0.3773584906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e </meta:initial-creator>
    <meta:creation-date>2013-06-20T07:55:50</meta:creation-date>
    <dc:date>2013-06-20T08:30:50</dc:date>
    <dc:creator>make </dc:creator>
    <meta:editing-duration>PT4M15S</meta:editing-duration>
    <meta:editing-cycles>3</meta:editing-cycles>
    <meta:generator>LibreOffice/4.0.2.2$Linux_X86_64 LibreOffice_project/400m0$Build-2</meta:generator>
    <meta:document-statistic meta:table-count="1" meta:cell-count="129" meta:object-count="0"/>
  </office:meta>
</office:document-meta>
</file>